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3.201cm" table:align="left"/>
    </style:style>
    <style:style style:name="Tableau1.A" style:family="table-column">
      <style:table-column-properties style:column-width="1.614cm"/>
    </style:style>
    <style:style style:name="Tableau1.B" style:family="table-column">
      <style:table-column-properties style:column-width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9" style:family="paragraph" style:parent-style-name="Table_20_Contents">
      <style:paragraph-properties fo:text-align="justify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urs Open/Source</text:p>
      <text:p text:style-name="P5"/>
      <text:p text:style-name="P3">Systemes GNU/Unix</text:p>
      <text:p text:style-name="P4"/>
      <text:p text:style-name="P2">Chapitre 1</text:p>
      <text:p text:style-name="P1"/>
      <text:p text:style-name="P6">Contexte historique</text:p>
      <text:p text:style-name="P1"/>
      <text:p text:style-name="P1"/>
      <text:p text:style-name="P1">1984 prémices du système d'exploitation « unix »</text:p>
      <text:p text:style-name="P1"><text:tab/>Projet MULTICS : nouveau besoin</text:p>
      <text:p text:style-name="P1"><text:tab/><text:tab/>utilisé par plusieurs personnes a la fois</text:p>
      <text:p text:style-name="P1"><text:tab/><text:tab/>traitement en tache de fnd</text:p>
      <text:p text:style-name="P1"><text:tab/><text:tab/>gestion accrue de la sécurité</text:p>
      <text:p text:style-name="P1"><text:tab/>K Thompson (Laboratoire Belle)</text:p>
      <text:p text:style-name="P1"/>
      <text:p text:style-name="P1">1970-1975 développement du système Unix</text:p>
      <text:p text:style-name="P1"><text:tab/>langage réécrit en C</text:p>
      <text:p text:style-name="P1"><text:tab/>multi-ultilisateur</text:p>
      <text:p text:style-name="P1"><text:tab/>multi-tache</text:p>
      <text:p text:style-name="P1"/>
      <text:p text:style-name="P1">1980<text:span text:style-name="T1"> Licence Unix = contrainte</text:span></text:p>
      <text:p text:style-name="P1"><text:tab/>2 Branches </text:p>
      <text:p text:style-name="P1"><text:tab/><text:tab/>AT&amp;T Unix System 5</text:p>
      <text:p text:style-name="P1"><text:tab/><text:tab/> <text:s text:c="3"/>propriétaire -&gt;HP-Unix</text:p>
      <text:p text:style-name="P1"><text:tab/><text:tab/>Berkeley création BSD (Licence Unix, système)</text:p>
      <text:p text:style-name="P1"/>
      <text:p text:style-name="P1">1983 Distributeur Unix/code binaire</text:p>
      <text:p text:style-name="P1"><text:tab/>code propriétaire</text:p>
      <text:p text:style-name="P1"><text:tab/>richard Matthew Stallman lance le projet GNU(GNU is not Unix...)</text:p>
      <text:p text:style-name="P1"/>
      <text:p text:style-name="P1"><text:tab/><text:span text:style-name="T2">objectif </text:span><text:span text:style-name="T3">:développer un système d'exploitation « Unix » non propriétaire et portable c.a.d « libre »</text:span></text:p>
      <text:p text:style-name="P1"><text:span text:style-name="T3"/></text:p>
      <text:p text:style-name="P1"><text:span text:style-name="T3">1984 <text:s text:c="3"/>FSF « Free Software Fondation »</text:span></text:p>
      <text:p text:style-name="P1"><text:span text:style-name="T3"><text:tab/>créé par Richard Stallman</text:span></text:p>
      <text:p text:style-name="P1"><text:span text:style-name="T3"><text:tab/>non lucratif</text:span></text:p>
      <text:p text:style-name="P1"><text:span text:style-name="T3"><text:tab/>soutient le projet GNU</text:span></text:p>
      <text:p text:style-name="P1"><text:span text:style-name="T3"><text:tab/>pôle de compétences pour les politiciens , juristes et journaliste</text:span></text:p>
      <text:p text:style-name="P1"><text:tab/></text:p>
      <text:p text:style-name="P1"><text:tab/><text:span text:style-name="T2">objectif </text:span><text:span text:style-name="T3">: assurer l'avenir légal, politique et social du logiciel libre</text:span></text:p>
      <text:p text:style-name="P1"><text:span text:style-name="T3"/></text:p>
      <text:p text:style-name="P1"><text:span text:style-name="T3">1985 Projet GNU doté d'une structure juridique</text:span></text:p>
      <text:p text:style-name="P1"><text:span text:style-name="T3"/></text:p>
      <text:p text:style-name="P1"><text:span text:style-name="T3">1991 L'ère MS-DOS</text:span></text:p>
      <text:p text:style-name="P1"><text:span text:style-name="T3"><text:tab/>Ordinateur personnel, monotache</text:span></text:p>
      <text:p text:style-name="P1"><text:span text:style-name="T3"><text:tab/>vsUnix retard techno</text:span></text:p>
      <text:p text:style-name="P1"><text:span text:style-name="T3"><text:tab/>Unix permet de faire beaucoup plus de calcul et plus rapidement que MS-DOS</text:span></text:p>
      <text:p text:style-name="P1"><text:span text:style-name="T3"><text:tab/>Unix: implanté dans les secteurs industriels &amp; recherche</text:span></text:p>
      <text:p text:style-name="P1"><text:span text:style-name="T3"><text:tab/>projet GNU bien avancé:nombreuses appli libres</text:span></text:p>
      <text:p text:style-name="P1"><text:soft-page-break/><text:span text:style-name="T3"><text:tab/>pièce maîtresse manquante pour une distrib libre</text:span></text:p>
      <text:p text:style-name="P1"><text:span text:style-name="T3"/></text:p>
      <text:p text:style-name="P1"><text:span text:style-name="T3">1991 Linus Torvalds</text:span></text:p>
      <text:p text:style-name="P1"><text:span text:style-name="T3"><text:tab/>étudiant finlandais</text:span></text:p>
      <text:p text:style-name="P1"><text:span text:style-name="T3"><text:tab/>noyau compatible Unix</text:span></text:p>
      <text:p text:style-name="P1"><text:span text:style-name="T3"><text:tab/></text:span></text:p>
      <text:p text:style-name="P1"><text:span text:style-name="T3"/></text:p>
      <text:p text:style-name="P1"><text:span text:style-name="T3">1992 Première distribution entièrement libre (Il était 10 la1ere année, 100la 2eme, 4000, aujourd'hui plus de 1million)</text:span></text:p>
      <text:p text:style-name="P1"><text:span text:style-name="T3"><text:tab/>noyau de Linus intégré au projet GNU</text:span></text:p>
      <text:p text:style-name="P1"><text:span text:style-name="T3"><text:tab/>Linux = LINUs + uniX</text:span></text:p>
      <text:p text:style-name="P1"><text:span text:style-name="T3"><text:tab/>distribution GNU/Linux</text:span></text:p>
      <text:p text:style-name="P1"><text:span text:style-name="T3"><text:tab/>Aujourd'hui c'est toujours Linus qui dit si on doit sortir ou non le noyau</text:span></text:p>
      <text:p text:style-name="P1"><text:span text:style-name="T3"/></text:p>
      <text:p text:style-name="P1"><text:span text:style-name="T3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TT</text:p>
          </table:table-cell>
          <table:table-cell table:style-name="Tableau1.B1" office:value-type="string">
            <text:p text:style-name="P9">Appli</text:p>
          </table:table-cell>
        </table:table-row>
        <table:table-row>
          <table:table-cell table:style-name="Tableau1.A2" table:number-columns-spanned="2" office:value-type="string">
            <text:p text:style-name="P9">GUI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9">O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9">HardWare</text:p>
          </table:table-cell>
          <table:covered-table-cell/>
        </table:table-row>
      </table:table>
      <text:p text:style-name="P1"><text:span text:style-name="T3"/></text:p>
      <text:p text:style-name="P1"><text:span text:style-name="T3">Origine des distributions</text:span></text:p>
      <text:p text:style-name="P1"><text:span text:style-name="T3"/></text:p>
      <text:p text:style-name="P1"><text:span text:style-name="T3"><text:tab/>dates importantes</text:span></text:p>
      <text:p text:style-name="P1"><text:span text:style-name="T3"><text:tab/><text:tab/>1991 1er noyau</text:span></text:p>
      <text:p text:style-name="P1"><text:span text:style-name="T3"><text:tab/><text:tab/>1992 1ère distribution</text:span></text:p>
      <text:p text:style-name="P1"><text:span text:style-name="T3"><text:tab/><text:tab/>1993 Slackware/Debian</text:span></text:p>
      <text:p text:style-name="P1"><text:span text:style-name="T3"><text:tab/><text:tab/>1994 Suse</text:span></text:p>
      <text:p text:style-name="P1"><text:span text:style-name="T3"><text:tab/><text:tab/>1994 Redhat (donne 80 % du kernel)</text:span></text:p>
      <text:p text:style-name="P1"><text:span text:style-name="T3"/></text:p>
      <text:p text:style-name="P1"><text:a xlink:type="simple" xlink:href="http://futurist.se/gldt/"><text:span text:style-name="T3">http://futurist.se/gldt/</text:span></text:a></text:p>
      <text:p text:style-name="P1"><text:span text:style-name="T3"/></text:p>
      <text:p text:style-name="P1"><text:span text:style-name="T3"><text:tab/>aujourd'hui </text:span></text:p>
      <text:p text:style-name="P1"><text:span text:style-name="T3"><text:tab/><text:tab/>environ 180 versions</text:span></text:p>
      <text:p text:style-name="P1"><text:span text:style-name="T3"><text:tab/><text:tab/>origine</text:span></text:p>
      <text:p text:style-name="P1"><text:span text:style-name="T3"><text:tab/><text:tab/><text:tab/>Debian(Knoppix, Ubuntu...)</text:span></text:p>
      <text:p text:style-name="P1"><text:span text:style-name="T3"><text:tab/><text:tab/><text:tab/>Slackware(Novell,OpenSuse...)</text:span></text:p>
      <text:p text:style-name="P1"><text:span text:style-name="T3"><text:tab/><text:tab/><text:tab/>Redhat(Mandriva, CentOS)</text:span></text:p>
      <text:p text:style-name="P1"><text:span text:style-name="T3"/></text:p>
      <text:p text:style-name="P1"><text:span text:style-name="T3"><text:tab/>backtrack = distrib dédié au crack des clef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6"><text:soft-page-break/>Prise en main</text:p>
      <text:p text:style-name="P6"><text:span text:style-name="T4"/></text:p>
      <text:p text:style-name="P7"><text:span text:style-name="T4">Introduction à l'open source</text:span></text:p>
      <text:p text:style-name="P6"><text:span text:style-name="T4"><text:tab/>logiciel Libre se caractérise par :</text:span></text:p>
      <text:p text:style-name="P6"><text:span text:style-name="T4"><text:tab/><text:tab/>disposer du source</text:span></text:p>
      <text:p text:style-name="P6"><text:span text:style-name="T4"><text:tab/><text:tab/>modifier ce code</text:span></text:p>
      <text:p text:style-name="P6"><text:span text:style-name="T4"><text:tab/><text:tab/>héritage dela licence</text:span></text:p>
      <text:p text:style-name="P6"><text:span text:style-name="T4"><text:tab/><text:tab/>licence non discriminatoire</text:span></text:p>
      <text:p text:style-name="P6"><text:span text:style-name="T4"><text:tab/><text:tab/>peut être gratuit</text:span></text:p>
      <text:p text:style-name="P6"><text:span text:style-name="T4"><text:tab/></text:span></text:p>
      <text:p text:style-name="P6"><text:span text:style-name="T4"/></text:p>
      <text:p text:style-name="P6"><text:span text:style-name="T4"><text:tab/>naissance de la licence GPL (General Public Licence)</text:span></text:p>
      <text:p text:style-name="P6"><text:span text:style-name="T4"><text:tab/><text:tab/>pour garantir le développement du logiciel libre</text:span></text:p>
      <text:p text:style-name="P6"><text:span text:style-name="T4"/></text:p>
      <text:p text:style-name="P6"><text:span text:style-name="T4"><text:tab/>4 libertés fondamentales de la GPL</text:span></text:p>
      <text:p text:style-name="P6"><text:span text:style-name="T4"/></text:p>
      <text:p text:style-name="P6"><text:span text:style-name="T4"><text:tab/><text:tab/>exécuter le logiciel, pour n'importe quel usage</text:span></text:p>
      <text:p text:style-name="P6"><text:span text:style-name="T4"><text:tab/><text:tab/></text:span></text:p>
      <text:p text:style-name="P6"><text:span text:style-name="T4"><text:tab/><text:tab/>étudier le fonctionnement d'un programme et l'adapter à ses besoins</text:span></text:p>
      <text:p text:style-name="P6"><text:span text:style-name="T4"><text:tab/></text:span></text:p>
      <text:p text:style-name="P6"><text:span text:style-name="T4"><text:tab/><text:tab/>redistribuer autant de copies que souhaité du logiciel</text:span></text:p>
      <text:p text:style-name="P6"><text:span text:style-name="T4"/></text:p>
      <text:p text:style-name="P6"><text:span text:style-name="T4"><text:tab/><text:tab/>améliorer <text:s/>le programme et rendre publiques les modifications afin que l'ensemble de la communauté en bénéfice</text:span></text:p>
      <text:p text:style-name="P6"><text:span text:style-name="T4"/></text:p>
      <text:p text:style-name="P6"><text:span text:style-name="T4"><text:tab/>protège 60 à 70 % des logiciels libres</text:span></text:p>
      <text:p text:style-name="P6"><text:span text:style-name="T4"/></text:p>
      <text:p text:style-name="P7"><text:span text:style-name="T4">concepts Linux</text:span></text:p>
      <text:p text:style-name="P7"><text:span text:style-name="T5"/></text:p>
      <text:p text:style-name="P7"><text:span text:style-name="T5">tout est fichier : sécurité OS basée sécurité des fichiers</text:span></text:p>
      <text:p text:style-name="P7"><text:span text:style-name="T5"><text:tab/>données( de tout type : image , programme)</text:span></text:p>
      <text:p text:style-name="P7"><text:span text:style-name="T5"><text:tab/>périphérique (terminaux, clavier, carte son...)</text:span></text:p>
      <text:p text:style-name="P7"><text:span text:style-name="T5"><text:tab/>moyens de communication (sockets, tub)</text:span></text:p>
      <text:p text:style-name="P7"><text:span text:style-name="T5"/></text:p>
      <text:p text:style-name="P7"><text:span text:style-name="T5">programmes à fonction unique : bcp d'appli mais 1 seul tâche</text:span></text:p>
      <text:p text:style-name="P7"><text:span text:style-name="T5"/></text:p>
      <text:p text:style-name="P7"><text:span text:style-name="T5">pour les tâches complexes : enchaînement de programmes !</text:span></text:p>
      <text:p text:style-name="P7"><text:span text:style-name="T5"/></text:p>
      <text:p text:style-name="P7"><text:span text:style-name="T5">Peu d’interactivité dans les commandes </text:span><text:span text:style-name="T6">cmd+arg+opt</text:span></text:p>
      <text:p text:style-name="P7"><text:span text:style-name="T5"/></text:p>
      <text:p text:style-name="P7"><text:span text:style-name="T5">données de configuration : stockées sous forme de texte</text:span></text:p>
      <text:p text:style-name="P7"><text:span text:style-name="T5"/></text:p>
      <text:p text:style-name="P7"><text:span text:style-name="T5">----------&gt;VOIR COURS DONNE PAR LE PROF !!!</text:span></text:p>
      <text:p text:style-name="P7"><text:span text:style-name="T5"/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4:04:46</meta:creation-date>
    <dc:date>2012-09-06T15:21:43</dc:date>
    <dc:creator>Compte etudiant</dc:creator>
    <meta:editing-duration>PT1H12M14S</meta:editing-duration>
    <meta:editing-cycles>5</meta:editing-cycles>
    <meta:generator>LibreOffice/3.5$Linux_x86 LibreOffice_project/350m1$Build-2</meta:generator>
    <meta:document-statistic meta:table-count="1" meta:image-count="0" meta:object-count="0" meta:page-count="3" meta:paragraph-count="96" meta:word-count="462" meta:character-count="3139" meta:non-whitespace-character-count="2662"/>
  </office:meta>
</office:document-meta>
</file>